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EXCELENTÍSSIMO SENHOR DESEMBARGADOR VICE-PRESIDENTE DO TRIBUNAL DE JUSTIÇA DO ESTADO DE GOIÁS</text:p>
      <text:p>Contrarrazões nº XXXX/2025
Recurso ESPECIAL nos autos da Apelação Criminal nº 0119841-30.2017.8.09.0175
Recorrente: GUILHERME JÚNIOR DA SILVA CARMO
Recorrido: Ministério Público do Estado de Goiás</text:p>
      <text:p>O Ministério Público do Estado de Goiás, por meio deste a ser preenchido, vem apresentar suas
CONTRARRAZÕES AO RECURSO ESPECIAL
interposto por GUILHERME JÚNIOR DA SILVA CARMO, com fundamento no artigo 1.030 do Código de Processo Civil c/c o artigo 3º do Código de Processo Penal, requerendo que sejam recebidas e regularmente processadas, conforme adiante aduzido.</text:p>
      <text:p>Goiânia, 14 de May de 2025.</text:p>
      <text:p>Promotor(a) de Justiça
a ser preenchido</text:p>
      <text:p>CONTRARRAZÕES AO RECURSO ESPECIAL</text:p>
      <text:p>COLENDO SUPERIOR TRIBUNAL DE JUSTIÇA,</text:p>
      <text:p>GUILHERME JÚNIOR DA SILVA CARMO, já qualificado(a) nos autos em epígrafe, inconformado(a) com os v. Acórdãos dos eventos n.º 193 e 217, interpôs o presente Recurso Especial, com fundamento no artigo 105, III, "a", da Constituição Federal.</text:p>
      <text:p>É o sucinto relatório.</text:p>
      <text:p>DO MÉRITO RECURSAL</text:p>
      <text:p>No que tange à alegação de ofensa ao artigo 619 do Código de Processo Penal, em razão da alegada omissão do Tribunal a quo quanto às obscuridades e contradições suscitadas nos Embargos de Declaração, verifica-se que o recurso não merece prosperar. O Tribunal de Justiça de Goiás fundamentou suficientemente sua decisão, conforme preconiza o art. 93, IX, da Constituição Federal, não sendo necessário o exame pormenorizado de cada alegação, conforme jurisprudência pacífica do Supremo Tribunal Federal (Tema nº 339). A interpretação jurídica adotada pelo Tribunal goiano, ainda que contrária aos interesses do recorrente, não configura omissão ou contradição, mas sim divergência interpretativa, insuscetível de apreciação na via especial. A jurisprudência do Superior Tribunal de Justiça é pacífica nesse sentido, conforme demonstrado pelas ementas anexas, que demonstram que a ausência de prestação jurisdicional não se configura quando o acórdão recorrido enfrenta todos os pontos relevantes da controvérsia, ainda que adotando solução jurídica contrária aos interesses do recorrente.  Os Embargos de Declaração não se prestam a rediscutir a matéria já decidida.</text:p>
      <text:p>Quanto à tese de insuficiência de provas para a condenação, o recurso também não merece prosperar.  A pretensão absolutória do recorrente demanda o reexame do conjunto probatório, o que é vedado na via estreita do recurso especial, nos termos da Súmula 7 do Superior Tribunal de Justiça. O acórdão recorrido, como demonstrado nos excertos transcritos, apresenta farta prova da materialidade e autoria do crime, corroborada pelos depoimentos das vítimas e dos policiais envolvidos na prisão em flagrante.  A prova oral colhida, bem como os demais elementos de convicção, demonstram de forma inconteste a materialidade e a autoria do delito, tornando inviável a absolvição.  A alegação de nulidade do reconhecimento pessoal, mesmo que acolhida, não invalida a condenação, pois existem outras provas robustas que comprovam a autoria e a materialidade do crime.</text:p>
      <text:p>DA CONCLUSÃO</text:p>
      <text:p>Ex positis, o Ministério Público do Estado de Goiás requer o não conhecimento do presente recurso e, caso conhecido, o seu total desprovimento, mantendo-se integralmente o v. acórdão recorrido por seus próprios e jurídicos fundamentos.</text:p>
      <text:p>Goiânia, 14 de May de 2025.</text:p>
      <text:p>Promotor(a) de Justiça
a ser preenchido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